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09d" officeooo:paragraph-rsid="001407c0" style:font-weight-asian="bold" style:font-weight-complex="bold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fo:font-weight="bold" officeooo:rsid="002113bb" officeooo:paragraph-rsid="002113b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f74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2">3</text:span>L<text:span text:style-name="T2">6</text:span> German</text:p>
      <text:p text:style-name="P2"/>
      <text:p text:style-name="P3">Culture: Common Interests</text:p>
      <text:p text:style-name="P3"/>
      <text:p text:style-name="P3"><text:tab/><text:span text:style-name="T1">Sports are very popular in Germany. Over 27 million Germans are members of sports clubs.</text:span></text:p>
      <text:p text:style-name="P3"><text:span text:style-name="T1"><text:tab/><text:tab/>Soccer is the most popular sport.</text:span></text:p>
      <text:p text:style-name="P3"><text:span text:style-name="T1"><text:tab/><text:tab/>70% of the population is active in a club or other non-sports organization.</text:span></text:p>
      <text:p text:style-name="P3"><text:span text:style-name="T1"><text:tab/><text:tab/>36% of the population are actively engaged in volunteering.</text:span></text:p>
      <text:p text:style-name="P3"/>
      <text:p text:style-name="P3"><text:tab/><text:span text:style-name="T1">Germans enjoy their leisure at home.</text:span></text:p>
      <text:p text:style-name="P3"><text:span text:style-name="T1"><text:tab/><text:tab/>On average, Germans spend six hours a day at home relaxing.</text:span></text:p>
      <text:p text:style-name="P3"><text:span text:style-name="T1"/></text:p>
      <text:p text:style-name="P3"><text:span text:style-name="T1"><text:tab/>Germans are fans of the arts.</text:span></text:p>
      <text:p text:style-name="P3"><text:span text:style-name="T1"><text:tab/><text:tab/>Theaters, orchestras, and museums are popular.</text:span></text:p>
      <text:p text:style-name="P3"><text:span text:style-name="T1"><text:tab/><text:tab/>Music is taken very seriously, it is common to hear Bach, Brahms, or Beethoven.</text:span></text:p>
      <text:p text:style-name="P3"><text:span text:style-name="T1"/></text:p>
      <text:p text:style-name="P3"><text:span text:style-name="T1"><text:tab/>Germans consume and produce more publications than most of the rest of the world.</text:span></text:p>
      <text:p text:style-name="P3"><text:span text:style-name="T1"><text:tab/><text:tab/>In 2006, over 9.3B Euros were generated in publishing alone.</text:span></text:p>
      <text:p text:style-name="P3">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5-12-30T15:32:01.876478497</dc:date>
    <meta:editing-duration>PT54M45S</meta:editing-duration>
    <meta:editing-cycles>11</meta:editing-cycles>
    <meta:generator>LibreOffice/4.4.5.2$Linux_X86_64 LibreOffice_project/40$Build-2</meta:generator>
    <meta:document-statistic meta:table-count="0" meta:image-count="0" meta:object-count="0" meta:page-count="1" meta:paragraph-count="14" meta:word-count="116" meta:character-count="701" meta:non-whitespace-character-count="581"/>
  </office:meta>
</office:document-meta>
</file>